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.1900000000039101E-5" table:style-name="ce2">
            <text:p>4,19E-0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11000000000561E-5" table:style-name="ce2">
            <text:p>8,11E-0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400000000124998E-5" table:style-name="ce2">
            <text:p>5,84E-0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4100000000056799E-5" table:style-name="ce2">
            <text:p>5,41E-0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549999999999999E-4" table:style-name="ce1">
            <text:p>0,000125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6699999999955097E-5" table:style-name="ce2">
            <text:p>4,67E-0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8199999999877201E-5" table:style-name="ce2">
            <text:p>3,82E-0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419999999999801E-4" table:style-name="ce1">
            <text:p>0,000104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09999999996702E-4" table:style-name="ce1">
            <text:p>0,000298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3190000000017301E-4" table:style-name="ce1">
            <text:p>0,0002319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32699999999974E-4" table:style-name="ce1">
            <text:p>0,0002327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420000000016901E-4" table:style-name="ce1">
            <text:p>0,0001642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6599999999871202E-5" table:style-name="ce2">
            <text:p>7,66E-0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6899999999980796E-5" table:style-name="ce2">
            <text:p>6,69E-0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4990000000003601E-4" table:style-name="ce1">
            <text:p>0,000149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5049999999994199E-4" table:style-name="ce1">
            <text:p>0,000150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.7900000000095106E-5" table:style-name="ce2">
            <text:p>9,79E-0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7059999999990901E-4" table:style-name="ce1">
            <text:p>0,000170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13599999999935E-4" table:style-name="ce1">
            <text:p>0,000113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19299999999933E-4" table:style-name="ce1">
            <text:p>0,0001193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43100000000062E-4" table:style-name="ce1">
            <text:p>0,000143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469999999988599E-4" table:style-name="ce1">
            <text:p>0,0001447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4340000000001501E-4" table:style-name="ce1">
            <text:p>0,000143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9140000000005202E-4" table:style-name="ce1">
            <text:p>0,00029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.4470000000007499E-4" table:style-name="ce1">
            <text:p>0,0004447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8649999999980103E-4" table:style-name="ce1">
            <text:p>0,000786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1769999999998E-3" table:style-name="ce1">
            <text:p>0,001217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0883200000000001E-2" table:style-name="ce1">
            <text:p>0,010883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61080000000013E-3" table:style-name="ce1">
            <text:p>0,0016108</text:p>
          </table:table-cell>
          <table:table-cell table:number-columns-repeated="4"/>
          <table:table-cell table:style-name="ce1">
            <draw:frame draw:z-index="1" draw:id="id0" draw:style-name="a0" draw:name="Graphique 1" svg:x="0.05in" svg:y="0.0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6579999999994903E-4" table:style-name="ce1">
            <text:p>0,0005658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5899999999997597E-4" table:style-name="ce1">
            <text:p>0,000559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9370000000002999E-4" table:style-name="ce1">
            <text:p>0,000593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.1519999999992605E-4" table:style-name="ce1">
            <text:p>0,000615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.3970000000002005E-4" table:style-name="ce1">
            <text:p>0,000639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.0839999999994198E-4" table:style-name="ce1">
            <text:p>0,000708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.4440000000007799E-4" table:style-name="ce1">
            <text:p>0,00084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.0100000000005102E-4" table:style-name="ce1">
            <text:p>0,00080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28790000000011E-3" table:style-name="ce1">
            <text:p>0,001287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7032999999999599E-3" table:style-name="ce1">
            <text:p>0,001703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1727000000001299E-3" table:style-name="ce1">
            <text:p>0,0011727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1873000000000001E-3" table:style-name="ce1">
            <text:p>0,0011873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.6490000000006798E-4" table:style-name="ce1">
            <text:p>0,0007649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0119999999999002E-4" table:style-name="ce1">
            <text:p>0,000401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.4170000000004495E-4" table:style-name="ce1">
            <text:p>0,0009417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13009999999991E-3" table:style-name="ce1">
            <text:p>0,001130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.7990000000015502E-4" table:style-name="ce1">
            <text:p>0,0008799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283999999999901E-3" table:style-name="ce1">
            <text:p>0,001428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8319999999989405E-4" table:style-name="ce1">
            <text:p>0,0005832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2510000000015598E-4" table:style-name="ce1">
            <text:p>0,0006251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6</meta:generator>
    <meta:initial-creator>Alexandra Dereze</meta:initial-creator>
    <dc:creator>Alexandra Dereze</dc:creator>
    <meta:creation-date>2021-04-02T09:03:58Z</meta:creation-date>
    <dc:date>2021-04-02T09:1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mps d'exécution du tri par insertio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Feuil1.$B$1:.$B$49" chart:class="chart:scatter" chart:attached-axis="primary-y" chart:style-name="G0S0">
            <chart:domain table:cell-range-address="Feuil1.$A$1:.$A$49"/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